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written, social</text:p>
          </table:table-cell>
          <table:table-cell office:value-type="string" calcext:value-type="string">
            <text:p>student, teacher, cook, janitor, assistant, manager</text:p>
          </table:table-cell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social, written</text:p>
          </table:table-cell>
          <table:table-cell office:value-type="string" calcext:value-type="string">
            <text:p>attendant, ceremonialist, 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social</text:p>
          </table:table-cell>
          <table:table-cell/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social</text:p>
          </table:table-cell>
          <table:table-cell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social</text:p>
          </table:table-cell>
          <table:table-cell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natur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2:37:04.120000000</meta:creation-date>
    <meta:generator>LibreOffice/7.6.4.1$Windows_X86_64 LibreOffice_project/e19e193f88cd6c0525a17fb7a176ed8e6a3e2aa1</meta:generator>
    <dc:date>2023-12-26T12:46:02.851000000</dc:date>
    <meta:editing-duration>PT8M58S</meta:editing-duration>
    <meta:editing-cycles>1</meta:editing-cycles>
    <meta:document-statistic meta:table-count="1" meta:cell-count="17" meta:object-count="0"/>
  </office:meta>
</office:document-meta>
</file>